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22.5" calcext:value-type="float">
            <text:p>22.5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1:52:52.350083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8T22:03:53.480536356</dc:date>
    <meta:editing-duration>PT1H44M31S</meta:editing-duration>
    <meta:editing-cycles>24</meta:editing-cycles>
    <meta:generator>LibreOffice/24.2.7.2$Linux_X86_64 LibreOffice_project/420$Build-2</meta:generator>
    <meta:document-statistic meta:table-count="1" meta:cell-count="83" meta:object-count="0"/>
  </office:meta>
</office:document-meta>
</file>